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cf79" officeooo:paragraph-rsid="0010cf79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officeooo:rsid="0010cf79" officeooo:paragraph-rsid="00132a43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officeooo:rsid="0010cf79" officeooo:paragraph-rsid="00192735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 fo:background-color="transparent"/>
      <style:text-properties officeooo:rsid="000476c3" officeooo:paragraph-rsid="0010cf79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13433" officeooo:paragraph-rsid="00113433" style:font-size-asian="12pt" style:font-size-complex="12p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fo:font-weight="bold" officeooo:rsid="004ed2dc" officeooo:paragraph-rsid="0010cf79" style:font-size-asian="9pt" style:font-weight-asian="bold" style:font-size-complex="9pt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fo:font-weight="bold" officeooo:rsid="001fa611" officeooo:paragraph-rsid="001fa611" style:font-size-asian="9pt" style:font-weight-asian="bold" style:font-size-complex="9pt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officeooo:rsid="0049880b" officeooo:paragraph-rsid="0010cf79" style:font-size-asian="9pt" style:font-size-complex="9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officeooo:rsid="001fa611" officeooo:paragraph-rsid="001fa611" style:font-size-asian="9pt" style:font-size-complex="9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0cf79" officeooo:paragraph-rsid="00132a43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officeooo:rsid="001fa611" officeooo:paragraph-rsid="001fa611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officeooo:rsid="001fb74c" officeooo:paragraph-rsid="001fb74c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49880b" officeooo:paragraph-rsid="0010cf79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/>
      <style:text-properties fo:font-size="10pt" officeooo:rsid="001fb74c" officeooo:paragraph-rsid="001fb74c" style:font-size-asian="10pt" style:font-size-complex="1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49a36b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5a68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d12a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714cb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34a3d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9880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b8bc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c44f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7df14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57280b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578f3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49a36b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5a68ec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normal" officeooo:rsid="004c44ff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57280b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578f38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5a68ec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4ed2dc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c44ff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9a36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1a51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4c44ff" style:font-style-asian="normal" style:font-style-complex="normal"/>
    </style:style>
    <style:style style:name="T28" style:family="text">
      <style:text-properties fo:font-style="normal" officeooo:rsid="0059f503" style:font-style-asian="normal" style:font-style-complex="normal"/>
    </style:style>
    <style:style style:name="T29" style:family="text">
      <style:text-properties officeooo:rsid="0049880b"/>
    </style:style>
    <style:style style:name="T30" style:family="text">
      <style:text-properties fo:font-weight="bold" officeooo:rsid="0049880b" style:font-weight-asian="bold" style:font-weight-complex="bold"/>
    </style:style>
    <style:style style:name="T31" style:family="text">
      <style:text-properties fo:font-weight="bold" officeooo:rsid="004d12af" style:font-weight-asian="bold" style:font-weight-complex="bold"/>
    </style:style>
    <style:style style:name="T32" style:family="text">
      <style:text-properties fo:font-weight="normal" officeooo:rsid="0049880b" style:font-weight-asian="normal" style:font-weight-complex="normal"/>
    </style:style>
    <style:style style:name="T33" style:family="text">
      <style:text-properties fo:font-weight="normal" officeooo:rsid="004d12af" style:font-weight-asian="normal" style:font-weight-complex="normal"/>
    </style:style>
    <style:style style:name="T34" style:family="text">
      <style:text-properties fo:font-style="italic" fo:font-weight="normal" officeooo:rsid="004d12af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714cbe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9880b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21a514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size="12pt" fo:font-style="normal" style:text-underline-style="none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9" style:family="text">
      <style:text-properties style:font-name="Liberation Serif" fo:font-size="12pt" fo:font-style="normal" style:text-underline-style="none" fo:font-weight="normal" officeooo:rsid="00132a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0" style:family="text">
      <style:text-properties style:font-name="Liberation Serif" fo:font-size="12pt" fo:font-style="normal" style:text-underline-style="none" fo:font-weight="normal" officeooo:rsid="0015e3c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" style:family="text">
      <style:text-properties style:font-name="Liberation Serif" fo:font-size="12pt" fo:font-style="normal" style:text-underline-style="none" fo:font-weight="normal" officeooo:rsid="0019273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" style:family="text">
      <style:text-properties style:font-name="Liberation Serif" fo:font-size="12pt" fo:font-style="normal" style:text-underline-style="none" fo:font-weight="normal" officeooo:rsid="001a192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3" style:family="text">
      <style:text-properties style:font-name="Liberation Serif" fo:font-size="12pt" fo:font-style="normal" style:text-underline-style="none" fo:font-weight="normal" officeooo:rsid="001ee7c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4" style:family="text">
      <style:text-properties style:font-name="Liberation Serif" fo:font-size="12pt" fo:font-style="italic" style:text-underline-style="none" fo:font-weight="normal" officeooo:rsid="00132a43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5" style:family="text">
      <style:text-properties style:font-name="Liberation Serif" fo:font-size="12pt" fo:font-style="italic" style:text-underline-style="none" fo:font-weight="normal" officeooo:rsid="0015e3c9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6" style:family="text">
      <style:text-properties style:font-name="Liberation Serif" fo:font-size="12pt" fo:font-style="italic" style:text-underline-style="none" fo:font-weight="normal" officeooo:rsid="0017d7a6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7" style:family="text">
      <style:text-properties style:font-name="Liberation Serif" fo:font-size="12pt" fo:font-style="italic" style:text-underline-style="none" fo:font-weight="normal" officeooo:rsid="001841d5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8" style:family="text">
      <style:text-properties style:font-name="Liberation Serif" fo:font-size="12pt" fo:font-style="italic" style:text-underline-style="none" fo:font-weight="normal" officeooo:rsid="001cefe5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9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style:text-underline-style="none" fo:font-weight="normal" officeooo:rsid="004ed2dc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style:text-underline-style="none" fo:font-weight="normal" officeooo:rsid="0011343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132a4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192735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2632b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style:text-underline-style="none" fo:font-weight="normal" officeooo:rsid="0027f684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italic" style:text-underline-style="none" fo:font-weight="normal" officeooo:rsid="00132a43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ize="12pt" fo:font-style="italic" style:text-underline-style="none" fo:font-weight="normal" officeooo:rsid="001a1928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049a36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05a68ec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style:text-underline-style="solid" style:text-underline-width="auto" style:text-underline-color="font-color" fo:font-weight="normal" officeooo:rsid="0049a36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style:text-underline-style="solid" style:text-underline-width="auto" style:text-underline-color="font-color" fo:font-weight="normal" officeooo:rsid="005a68ec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fo:font-style="normal" style:text-underline-style="none" fo:font-weight="normal" officeooo:rsid="005a68ec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style:text-underline-style="none" fo:font-weight="normal" officeooo:rsid="004ed2dc" style:font-size-asian="9pt" style:font-style-asian="normal" style:font-weight-asian="normal" style:font-size-complex="9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erçu du subjonctif présent</text:p>
      <text:p text:style-name="Standard"/>
      <text:p text:style-name="P4">L<text:span text:style-name="T29">e subjonctif est un </text:span><text:span text:style-name="T30">mode</text:span><text:span text:style-name="T32"> dont le </text:span><text:span text:style-name="T30">temps</text:span><text:span text:style-name="T32"> principal est le présent. Le subjonctif présent apparaît après certaines expressions comme « il faut que … », « à moins que… ». </text:span><text:span text:style-name="T33">Il est </text:span><text:span text:style-name="T31">toujours</text:span><text:span text:style-name="T33"> précédé du mot </text:span><text:span text:style-name="T34">que</text:span><text:span text:style-name="T4"> </text:span><text:span text:style-name="T5">ou </text:span><text:span text:style-name="T6">du mot</text:span><text:span text:style-name="T5"> </text:span><text:span text:style-name="T35">qui</text:span><text:span text:style-name="T33">. </text:span><text:span text:style-name="T32">Sa conjugaison est assez simple : à part </text:span><text:span text:style-name="T36">être</text:span><text:span text:style-name="T7"> et </text:span><text:span text:style-name="T36">avoir</text:span><text:span text:style-name="T7">, tous les verbes suiv</text:span><text:span text:style-name="T8">e</text:span><text:span text:style-name="T7">nt la même conjugaison </text:span><text:span text:style-name="T8">et ont pour finale </text:span><text:span text:style-name="T16">e</text:span><text:span text:style-name="T9">, </text:span><text:span text:style-name="T16">es</text:span><text:span text:style-name="T9">, </text:span><text:span text:style-name="T16">e</text:span><text:span text:style-name="T9">, </text:span><text:span text:style-name="T16">ions</text:span><text:span text:style-name="T9">, </text:span><text:span text:style-name="T16">iez</text:span><text:span text:style-name="T9">, </text:span><text:span text:style-name="T10">e</text:span><text:span text:style-name="T16">nt</text:span><text:span text:style-name="T9"> :</text:span></text:p>
      <text:p text:style-name="P6"><text:span text:style-name="T27">c</text:span><text:span text:style-name="T26">onjugaison régulière : </text:span><text:span text:style-name="T28">3 exemples</text:span><text:span text:style-name="T26"><text:tab/><text:tab/><text:tab/><text:tab/><text:tab/><text:tab/></text:span><text:span text:style-name="T27">c</text:span><text:span text:style-name="T26">onjugaison</text:span><text:span text:style-name="T28">s</text:span><text:span text:style-name="T26"> irrégulière</text:span><text:span text:style-name="T28">s</text:span></text:p>
      <text:p text:style-name="P8"><text:span text:style-name="T11">que je prenn</text:span><text:span text:style-name="T17">e</text:span><text:span text:style-name="T11"><text:tab/><text:tab/></text:span><text:span text:style-name="T2">que j’aim</text:span><text:span text:style-name="T14">e</text:span><text:span text:style-name="T2"><text:tab/><text:tab/></text:span><text:span text:style-name="T1">que je meur</text:span><text:span text:style-name="T13">e</text:span><text:span text:style-name="T19"><text:tab/><text:tab/></text:span><text:span text:style-name="T22">que je sois<text:tab/><text:tab/></text:span><text:span text:style-name="T21">que j’aie</text:span></text:p>
      <text:p text:style-name="P8"><text:span text:style-name="T11">que tu prenn</text:span><text:span text:style-name="T17">es</text:span><text:span text:style-name="T11"> <text:tab/><text:tab/></text:span><text:span text:style-name="T2">que tu aim</text:span><text:span text:style-name="T14">es</text:span><text:span text:style-name="T2"><text:tab/><text:tab/></text:span><text:span text:style-name="T1">que tu meur</text:span><text:span text:style-name="T13">es</text:span><text:span text:style-name="T19"><text:tab/><text:tab/></text:span><text:span text:style-name="T22">que tu sois<text:tab/><text:tab/></text:span><text:span text:style-name="T21">que tu aies</text:span></text:p>
      <text:p text:style-name="P8"><text:span text:style-name="T11">qu’il prenn</text:span><text:span text:style-name="T17">e</text:span><text:span text:style-name="T11"><text:tab/><text:tab/></text:span><text:span text:style-name="T2">qu’il aim</text:span><text:span text:style-name="T14">e</text:span><text:span text:style-name="T2"><text:tab/><text:tab/></text:span><text:span text:style-name="T1">qu’il meur</text:span><text:span text:style-name="T13">e</text:span><text:span text:style-name="T19"><text:tab/><text:tab/></text:span><text:span text:style-name="T21">qu’il soit<text:tab/><text:tab/><text:tab/>qu’il ait</text:span></text:p>
      <text:p text:style-name="P8"><text:span text:style-name="T12">que nous pren</text:span><text:span text:style-name="T18">ions</text:span><text:span text:style-name="T12"><text:tab/><text:tab/></text:span><text:span text:style-name="T2">que nous aim</text:span><text:span text:style-name="T14">ions</text:span><text:span text:style-name="T23"><text:tab/><text:tab/></text:span><text:span text:style-name="T1">que nous mour</text:span><text:span text:style-name="T13">ions</text:span><text:span text:style-name="T19"><text:tab/><text:tab/></text:span><text:span text:style-name="T21">que nous soyons<text:tab/><text:tab/>que nous ayons</text:span></text:p>
      <text:p text:style-name="P8"><text:span text:style-name="T2">que vous aim</text:span><text:span text:style-name="T14">iez</text:span><text:span text:style-name="T2"><text:tab/><text:tab/></text:span><text:span text:style-name="T1">que vous </text:span><text:span text:style-name="T3">aim</text:span><text:span text:style-name="T13">iez</text:span><text:span text:style-name="T19"><text:tab/><text:tab/></text:span><text:span text:style-name="T20">que vous mour</text:span><text:span text:style-name="T15">iez</text:span><text:span text:style-name="T19"><text:tab/><text:tab/></text:span><text:span text:style-name="T21">que vous soyez<text:tab/><text:tab/>que vous ayez</text:span></text:p>
      <text:p text:style-name="P13"><text:span text:style-name="T59">qu’ils aim</text:span><text:span text:style-name="T61">ent</text:span><text:span text:style-name="T59"><text:tab/><text:tab/></text:span><text:span text:style-name="T58">qu’ils </text:span><text:span text:style-name="T60">aim</text:span><text:span text:style-name="T62">ent</text:span><text:span text:style-name="T63"><text:tab/><text:tab/></text:span><text:span text:style-name="T64">qu’ils meur</text:span><text:span text:style-name="T62">ent</text:span><text:span text:style-name="T63"><text:tab/><text:tab/></text:span><text:span text:style-name="T65">qu’ils soient<text:tab/><text:tab/>qu’ils aient</text:span></text:p>
      <text:p text:style-name="P10"><text:span text:style-name="Emphasis"><text:span text:style-name="T38">► </text:span></text:span><text:span text:style-name="T50">C</text:span><text:span text:style-name="T49">e mode est automatiquement utilisé après </text:span><text:span text:style-name="T54">certains verbes ou après </text:span><text:span text:style-name="T49">certaines conjonctions de subordination </text:span><text:span text:style-name="T51">qui exigent le mode subjonctif : </text:span><text:span text:style-name="T54">il faut que, </text:span><text:span text:style-name="T52">avant que, pour que… </text:span><text:span text:style-name="T53">Ces </text:span><text:span text:style-name="T55">mots </text:span><text:span text:style-name="T53"><text:s/>expriment souvent le doute ou le souhait. </text:span><text:span text:style-name="T52">Attention, dans la langue écrite, la conjonction de subordination </text:span><text:span text:style-name="T56">après que</text:span><text:span text:style-name="T52"> exige l’indicatif.</text:span></text:p>
      <text:p text:style-name="P10"><text:span text:style-name="T52"><text:tab/></text:span><text:span text:style-name="T57">Bien qu’ils soient les meilleurs… De peur qu’ils prennent froid… </text:span></text:p>
      <text:p text:style-name="P3"><text:span text:style-name="Emphasis"><text:span text:style-name="T38">► </text:span></text:span><text:span text:style-name="Emphasis"><text:span text:style-name="T41">Dans de rares cas le subjonctif </text:span></text:span><text:span text:style-name="Emphasis"><text:span text:style-name="T42">et l’indicatif sont tous deux possibles ; le mode subjonctif sert alors à </text:span></text:span><text:span text:style-name="Emphasis"><text:span text:style-name="T43">renforcer l’idée du </text:span></text:span><text:span text:style-name="Emphasis"><text:span text:style-name="T42">doute.</text:span></text:span></text:p>
      <text:p text:style-name="P3"><text:span text:style-name="Emphasis"><text:span text:style-name="T42"><text:tab/></text:span></text:span><text:span text:style-name="Emphasis"><text:span text:style-name="T48">Je ne crois pas qu’il soit le meilleur.</text:span></text:span></text:p>
      <text:p text:style-name="P3"><text:span text:style-name="Emphasis"><text:span text:style-name="T48"><text:tab/>Je ne crois pas qu’il est le meilleur.</text:span></text:span></text:p>
      <text:p text:style-name="P2"><text:span text:style-name="Emphasis"><text:span text:style-name="T38">► </text:span></text:span><text:span text:style-name="Emphasis"><text:span text:style-name="T39">Ce mode peut être utilisé dans une principale pour donner un ordre </text:span></text:span><text:span text:style-name="Emphasis"><text:span text:style-name="T40">ou un souhait.</text:span></text:span></text:p>
      <text:p text:style-name="P2"><text:span text:style-name="Emphasis"><text:span text:style-name="T39"><text:tab/></text:span></text:span><text:span text:style-name="Emphasis"><text:span text:style-name="T44">Qu’il s’en aille ! Qu’il parte ! </text:span></text:span><text:span text:style-name="Emphasis"><text:span text:style-name="T47">Soient deux points A et B…</text:span></text:span></text:p>
      <text:p text:style-name="P2"><text:span text:style-name="Emphasis"><text:span text:style-name="T44"><text:tab/></text:span></text:span><text:span text:style-name="Emphasis"><text:span text:style-name="T45">Que cette douleur disparaisse avec le temps ! </text:span></text:span><text:span text:style-name="Emphasis"><text:span text:style-name="T46">Ainsi soit-il !</text:span></text:span></text:p>
      <text:p text:style-name="P5"><text:span text:style-name="T19"/></text:p>
      <text:p text:style-name="P11"><text:span text:style-name="T19">En anglais le subjonctif présent n’existe presque plus :</text:span></text:p>
      <text:p text:style-name="P7"><text:span text:style-name="T25"><text:tab/>indicatif présent<text:tab/><text:tab/>subjonctif présent</text:span></text:p>
      <text:p text:style-name="P9"><text:span text:style-name="T19"><text:tab/>I am<text:tab/><text:tab/><text:tab/>I be</text:span></text:p>
      <text:p text:style-name="P9"><text:span text:style-name="T19"><text:tab/>you are<text:tab/><text:tab/><text:tab/>you be</text:span></text:p>
      <text:p text:style-name="P9"><text:span text:style-name="T19"><text:tab/>he is<text:tab/><text:tab/><text:tab/>he be</text:span></text:p>
      <text:p text:style-name="P9"><text:span text:style-name="T19"><text:tab/>we are<text:tab/><text:tab/><text:tab/>we be</text:span></text:p>
      <text:p text:style-name="P9"><text:span text:style-name="T19"><text:tab/>they are<text:tab/><text:tab/><text:tab/>they be</text:span></text:p>
      <text:p text:style-name="P12"><text:span text:style-name="T19"/></text:p>
      <text:p text:style-name="P14"><text:span text:style-name="T24">[…] </text:span><text:span text:style-name="T19">You're the only one I'm dreaming of.<text:tab/><text:tab/></text:span><text:span text:style-name="T24">[…] Tu es le/la seul(e) dont je rêve.</text:span></text:p>
      <text:p text:style-name="P14"><text:span text:style-name="T19">You see, I can be myself now finally.<text:tab/><text:tab/></text:span><text:span text:style-name="T24">Tu vois, je peux enfin être moi-même.</text:span></text:p>
      <text:p text:style-name="P14"><text:span text:style-name="T19">In fact there's nothing I can't be.<text:tab/><text:tab/><text:tab/></text:span><text:span text:style-name="T24">De fait il n’est rien que je ne puisse être.</text:span></text:p>
      <text:p text:style-name="P14"><text:span text:style-name="T19">I want the world to see you be with me. </text:span><text:span text:style-name="T24">[…]<text:tab/>Je veux que le monde voie que tu es à mes côtés. […]</text:span></text:p>
      <text:p text:style-name="P14"><text:span text:style-name="T19"><text:tab/></text:span><text:span text:style-name="T24">Train, </text:span><text:span text:style-name="T37">Soul Sis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22:03:05.615311624</meta:creation-date>
    <dc:date>2020-09-21T22:25:14.336859104</dc:date>
    <meta:editing-duration>PT22M1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408" meta:character-count="2220" meta:non-whitespace-character-count="1781"/>
  </office:meta>
</office:document-meta>
</file>